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dfde" officeooo:paragraph-rsid="0012dfde" style:font-size-asian="10pt" style:font-size-complex="10pt"/>
    </style:style>
    <style:style style:name="P2" style:family="paragraph" style:parent-style-name="Standard">
      <style:text-properties fo:font-size="10pt" officeooo:rsid="00105c3f" officeooo:paragraph-rsid="00105c3f" style:font-size-asian="10pt" style:font-size-complex="10pt"/>
    </style:style>
    <style:style style:name="P3" style:family="paragraph" style:parent-style-name="Standard">
      <style:text-properties fo:font-size="10pt" officeooo:rsid="00105c3f" officeooo:paragraph-rsid="001ddf4b" style:font-size-asian="10pt" style:font-size-complex="10pt"/>
    </style:style>
    <style:style style:name="P4" style:family="paragraph" style:parent-style-name="Standard">
      <style:text-properties fo:font-size="10pt" officeooo:rsid="00105c3f" officeooo:paragraph-rsid="00189471" style:font-size-asian="10pt" style:font-size-complex="10pt"/>
    </style:style>
    <style:style style:name="P5" style:family="paragraph" style:parent-style-name="Standard">
      <style:text-properties fo:font-size="10pt" officeooo:rsid="00105c3f" officeooo:paragraph-rsid="00324569" style:font-size-asian="10pt" style:font-size-complex="10pt"/>
    </style:style>
    <style:style style:name="P6" style:family="paragraph" style:parent-style-name="Standard">
      <style:text-properties fo:font-size="10pt" officeooo:rsid="00105c3f" officeooo:paragraph-rsid="00226136" style:font-size-asian="10pt" style:font-size-complex="10pt"/>
    </style:style>
    <style:style style:name="P7" style:family="paragraph" style:parent-style-name="Standard">
      <style:text-properties fo:font-size="10pt" officeooo:rsid="00105c3f" officeooo:paragraph-rsid="003ea98a" style:font-size-asian="10pt" style:font-size-complex="10pt"/>
    </style:style>
    <style:style style:name="P8" style:family="paragraph" style:parent-style-name="Standard">
      <style:text-properties fo:font-size="10pt" officeooo:rsid="001aef45" officeooo:paragraph-rsid="001aef45" style:font-size-asian="10pt" style:font-size-complex="10pt"/>
    </style:style>
    <style:style style:name="P9" style:family="paragraph" style:parent-style-name="Standard">
      <style:text-properties fo:font-size="10pt" officeooo:rsid="001aef45" officeooo:paragraph-rsid="00105c3f" style:font-size-asian="10pt" style:font-size-complex="10pt"/>
    </style:style>
    <style:style style:name="P10" style:family="paragraph" style:parent-style-name="Standard">
      <style:text-properties fo:font-size="10pt" officeooo:rsid="002d7a75" officeooo:paragraph-rsid="002d7a75" style:font-size-asian="10pt" style:font-size-complex="10pt"/>
    </style:style>
    <style:style style:name="P11" style:family="paragraph" style:parent-style-name="Standard">
      <style:text-properties fo:font-size="10pt" officeooo:rsid="00383a59" officeooo:paragraph-rsid="00383a59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3a405f" officeooo:paragraph-rsid="003a405f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officeooo:rsid="001aef45" officeooo:paragraph-rsid="001aef45" style:font-size-asian="10pt" style:font-size-complex="10pt"/>
    </style:style>
    <style:style style:name="P14" style:family="paragraph" style:parent-style-name="Standard">
      <style:text-properties fo:font-size="10pt" officeooo:rsid="00105c3f" officeooo:paragraph-rsid="001ddf4b" style:font-size-asian="10pt" style:font-size-complex="10pt"/>
    </style:style>
    <style:style style:name="P15" style:family="paragraph" style:parent-style-name="Standard">
      <style:text-properties fo:font-size="10pt" officeooo:rsid="00105c3f" officeooo:paragraph-rsid="00105c3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a3c2" style:font-weight-asian="bold" style:font-weight-complex="bold"/>
    </style:style>
    <style:style style:name="T3" style:family="text">
      <style:text-properties fo:font-weight="bold" officeooo:rsid="003b66a7" style:font-weight-asian="bold" style:font-weight-complex="bold"/>
    </style:style>
    <style:style style:name="T4" style:family="text">
      <style:text-properties fo:font-weight="bold" officeooo:rsid="003e2e12" style:font-weight-asian="bold" style:font-weight-complex="bold"/>
    </style:style>
    <style:style style:name="T5" style:family="text">
      <style:text-properties fo:font-weight="bold" officeooo:rsid="003ea98a" style:font-weight-asian="bold" style:font-weight-complex="bold"/>
    </style:style>
    <style:style style:name="T6" style:family="text">
      <style:text-properties officeooo:rsid="0016b6f1"/>
    </style:style>
    <style:style style:name="T7" style:family="text">
      <style:text-properties officeooo:rsid="001829b5"/>
    </style:style>
    <style:style style:name="T8" style:family="text">
      <style:text-properties officeooo:rsid="00189471"/>
    </style:style>
    <style:style style:name="T9" style:family="text">
      <style:text-properties officeooo:rsid="0019f42a"/>
    </style:style>
    <style:style style:name="T10" style:family="text">
      <style:text-properties officeooo:rsid="001a9810"/>
    </style:style>
    <style:style style:name="T11" style:family="text">
      <style:text-properties officeooo:rsid="00226136"/>
    </style:style>
    <style:style style:name="T12" style:family="text">
      <style:text-properties officeooo:rsid="0025299b"/>
    </style:style>
    <style:style style:name="T13" style:family="text">
      <style:text-properties officeooo:rsid="0027c78d"/>
    </style:style>
    <style:style style:name="T14" style:family="text">
      <style:text-properties officeooo:rsid="00293580"/>
    </style:style>
    <style:style style:name="T15" style:family="text">
      <style:text-properties officeooo:rsid="002ac0b4"/>
    </style:style>
    <style:style style:name="T16" style:family="text">
      <style:text-properties officeooo:rsid="002cf415"/>
    </style:style>
    <style:style style:name="T17" style:family="text">
      <style:text-properties officeooo:rsid="002d7a75"/>
    </style:style>
    <style:style style:name="T18" style:family="text">
      <style:text-properties officeooo:rsid="002dc089"/>
    </style:style>
    <style:style style:name="T19" style:family="text">
      <style:text-properties officeooo:rsid="002f5d73"/>
    </style:style>
    <style:style style:name="T20" style:family="text">
      <style:text-properties officeooo:rsid="0030cd23"/>
    </style:style>
    <style:style style:name="T21" style:family="text">
      <style:text-properties officeooo:rsid="00314c66"/>
    </style:style>
    <style:style style:name="T22" style:family="text">
      <style:text-properties officeooo:rsid="00324569"/>
    </style:style>
    <style:style style:name="T23" style:family="text">
      <style:text-properties officeooo:rsid="0032f20c"/>
    </style:style>
    <style:style style:name="T24" style:family="text">
      <style:text-properties officeooo:rsid="0034b98f"/>
    </style:style>
    <style:style style:name="T25" style:family="text">
      <style:text-properties officeooo:rsid="0037572b"/>
    </style:style>
    <style:style style:name="T26" style:family="text">
      <style:text-properties officeooo:rsid="00383a59"/>
    </style:style>
    <style:style style:name="T27" style:family="text">
      <style:text-properties officeooo:rsid="00385962"/>
    </style:style>
    <style:style style:name="T28" style:family="text">
      <style:text-properties officeooo:rsid="003a405f"/>
    </style:style>
    <style:style style:name="T29" style:family="text">
      <style:text-properties officeooo:rsid="003a4612"/>
    </style:style>
    <style:style style:name="T30" style:family="text">
      <style:text-properties officeooo:rsid="003cb777"/>
    </style:style>
    <style:style style:name="T31" style:family="text">
      <style:text-properties officeooo:rsid="003e2e12"/>
    </style:style>
    <style:style style:name="T32" style:family="text">
      <style:text-properties officeooo:rsid="003ea98a"/>
    </style:style>
    <style:style style:name="T33" style:family="text">
      <style:text-properties officeooo:rsid="003f6968"/>
    </style:style>
    <style:style style:name="T34" style:family="text">
      <style:text-properties officeooo:rsid="0041a080"/>
    </style:style>
    <style:style style:name="T35" style:family="text">
      <style:text-properties officeooo:rsid="0042b1c1"/>
    </style:style>
    <style:style style:name="T36" style:family="text">
      <style:text-properties officeooo:rsid="0043ef35"/>
    </style:style>
    <style:style style:name="T37" style:family="text">
      <style:text-properties officeooo:rsid="00451034"/>
    </style:style>
    <style:style style:name="T38" style:family="text">
      <style:text-properties officeooo:rsid="0045b082"/>
    </style:style>
    <style:style style:name="T39" style:family="text">
      <style:text-properties officeooo:rsid="0046d142"/>
    </style:style>
    <style:style style:name="T40" style:family="text">
      <style:text-properties officeooo:rsid="0048af44"/>
    </style:style>
    <style:style style:name="T41" style:family="text">
      <style:text-properties officeooo:rsid="0049e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unctionality</text:p>
      <text:p text:style-name="P1"/>
      <text:p text:style-name="P1">Pick MVP from this, if there is time, then we add features.</text:p>
      <text:p text:style-name="P9"/>
      <text:p text:style-name="P11">We have</text:p>
      <text:p text:style-name="P8"><text:tab/>1. <text:span text:style-name="T36">visitors</text:span></text:p>
      <text:p text:style-name="P8"><text:tab/><text:span text:style-name="T36">2, members</text:span></text:p>
      <text:p text:style-name="P8"><text:tab/><text:span text:style-name="T36">3</text:span>. <text:span text:style-name="T15">organizations</text:span></text:p>
      <text:p text:style-name="P8"><text:tab/><text:span text:style-name="T36">4</text:span>. flyerz</text:p>
      <text:p text:style-name="P2"/>
      <text:p text:style-name="P2">/<text:span text:style-name="T2">membe</text:span><text:span text:style-name="T3">r</text:span><text:span text:style-name="T2">s</text:span>/:<text:span text:style-name="T33">userid/</text:span>what/ever<text:tab/><text:tab/>does require the user :<text:span text:style-name="T33">userid </text:span>to be <text:span text:style-name="T1">logged in</text:span></text:p>
      <text:p text:style-name="P2">/admin<text:tab/><text:tab/><text:tab/><text:tab/><text:tab/>Django admin, <text:span text:style-name="T30">requires the Django admin login</text:span></text:p>
      <text:p text:style-name="P2">/what/ever<text:tab/><text:tab/><text:tab/><text:tab/>does not require one to be logged in, everyone can see this</text:p>
      <text:p text:style-name="P2"/>
      <text:p text:style-name="P2">/<text:span text:style-name="T37">users<text:tab/><text:tab/><text:tab/><text:tab/><text:tab/>Public search for users (??)</text:span></text:p>
      <text:p text:style-name="P3">/<text:span text:style-name="T6">users/:userid<text:tab/><text:tab/><text:tab/><text:tab/>Public </text:span><text:span text:style-name="T38">profile of </text:span><text:span text:style-name="T6">:userid</text:span></text:p>
      <text:p text:style-name="P3">/<text:span text:style-name="T37">organization<text:tab/><text:tab/><text:tab/><text:tab/>Public search for tags that lead to organizations</text:span></text:p>
      <text:p text:style-name="P3">/<text:span text:style-name="T17">org</text:span><text:span text:style-name="T24">anization</text:span><text:span text:style-name="T6">/:</text:span><text:span text:style-name="T37">org</text:span><text:span text:style-name="T6">id<text:tab/><text:tab/><text:tab/>Public </text:span><text:span text:style-name="T30">organization</text:span><text:span text:style-name="T6"> profile </text:span><text:span text:style-name="T37">of :orgid</text:span></text:p>
      <text:p text:style-name="P3">/<text:span text:style-name="T2">members</text:span><text:span text:style-name="T7">/:userid/</text:span><text:span text:style-name="T31">what/ever</text:span><text:span text:style-name="T7"><text:tab/><text:tab/></text:span><text:span text:style-name="T31">Things only </text:span><text:span text:style-name="T4">logged in</text:span><text:span text:style-name="T31"> member :</text:span><text:span text:style-name="T38">userid</text:span><text:span text:style-name="T31"> can do</text:span></text:p>
      <text:p text:style-name="P3">/<text:span text:style-name="T2">members</text:span><text:span text:style-name="T7">/:</text:span><text:span text:style-name="T31">userid/:orgid/what/ever<text:tab/><text:tab/>Things </text:span><text:span text:style-name="T4">logged in</text:span><text:span text:style-name="T31"> :userid can do with </text:span><text:span text:style-name="T34">their :</text:span><text:span text:style-name="T31">orgi</text:span><text:span text:style-name="T34">d</text:span></text:p>
      <text:p text:style-name="P3">/<text:span text:style-name="T10">flyerz/:entityid<text:tab/><text:tab/><text:tab/><text:tab/>Public flyer profile</text:span></text:p>
      <text:p text:style-name="P7">/<text:span text:style-name="T2">members</text:span><text:span text:style-name="T10">/:</text:span><text:span text:style-name="T32">userid/:orgid/:flyerzid/w/e<text:tab/>Things </text:span><text:span text:style-name="T5">logged in</text:span><text:span text:style-name="T32"> :userid can do with its :fly</text:span><text:span text:style-name="T35">zerid</text:span></text:p>
      <text:p text:style-name="P2"/>
      <text:p text:style-name="P2">Type of users:</text:p>
      <text:p text:style-name="P2"><text:tab/><text:span text:style-name="T23">Visitors<text:tab/><text:tab/><text:tab/><text:tab/>The non-members</text:span></text:p>
      <text:p text:style-name="P2"><text:tab/><text:span text:style-name="T23">User</text:span><text:span text:style-name="T17">s<text:tab/><text:tab/><text:tab/><text:tab/>The </text:span><text:span text:style-name="T23">members</text:span></text:p>
      <text:p text:style-name="P2"><text:tab/><text:span text:style-name="T17">Organizations</text:span><text:tab/><text:tab/><text:tab/><text:span text:style-name="T17">R</text:span>estaurants, event organizers, sports organizers, ...</text:p>
      <text:p text:style-name="P4"/>
      <text:p text:style-name="P10"><text:span text:style-name="T26">Visitors</text:span><text:tab/><text:tab/><text:tab/><text:tab/><text:tab/><text:span text:style-name="T26">T</text:span>hey who <text:span text:style-name="T26">are no</text:span><text:span text:style-name="T28">t</text:span><text:span text:style-name="T26"> registered</text:span></text:p>
      <text:p text:style-name="P10"><text:tab/><text:tab/><text:tab/><text:tab/><text:tab/>Can view organizers</text:p>
      <text:p text:style-name="P10"><text:tab/><text:tab/><text:tab/><text:tab/><text:tab/>Can view users</text:p>
      <text:p text:style-name="P10"><text:tab/><text:tab/><text:tab/><text:tab/><text:tab/>Can view flyerz</text:p>
      <text:p text:style-name="P10"><text:tab/><text:tab/><text:tab/><text:tab/><text:tab/><text:span text:style-name="T22">Can search </text:span><text:span text:style-name="T28">organizations and </text:span><text:span text:style-name="T39">flyerz</text:span><text:span text:style-name="T28"> </text:span><text:span text:style-name="T22">by tags</text:span></text:p>
      <text:p text:style-name="P4"/>
      <text:p text:style-name="P5">Users<text:tab/><text:tab/><text:tab/><text:tab/><text:tab/><text:span text:style-name="T22">Can </text:span><text:span text:style-name="T29">do </text:span><text:span text:style-name="T22">everything that </text:span><text:span text:style-name="T27">visitors</text:span><text:span text:style-name="T22"> can</text:span></text:p>
      <text:p text:style-name="P5"><text:span text:style-name="T11"><text:tab/><text:tab/><text:tab/><text:tab/><text:tab/>Has email, </text:span><text:span text:style-name="T13">display name, true name, passwd</text:span></text:p>
      <text:p text:style-name="P6"><text:tab/><text:tab/><text:tab/><text:tab/><text:tab/>Has picture (<text:span text:style-name="T14">0 or 1</text:span>)</text:p>
      <text:p text:style-name="P6"><text:tab/><text:tab/><text:tab/><text:tab/><text:tab/>Can <text:span text:style-name="T18">attend</text:span> <text:span text:style-name="T19">f</text:span>lyer</text:p>
      <text:p text:style-name="P6"><text:tab/><text:tab/><text:tab/><text:tab/><text:tab/><text:span text:style-name="T11">Can create </text:span><text:span text:style-name="T17">organization</text:span><text:span text:style-name="T40">s</text:span></text:p>
      <text:p text:style-name="P6"><text:tab/><text:tab/><text:tab/><text:tab/><text:tab/><text:span text:style-name="T19">Can follow organizations</text:span></text:p>
      <text:p text:style-name="P6"><text:tab/><text:tab/><text:tab/><text:tab/><text:tab/><text:span text:style-name="T19">Can be friends with other users</text:span><text:tab/><text:tab/></text:p>
      <text:p text:style-name="P4"><text:line-break/>Entities <text:tab/><text:tab/><text:tab/><text:tab/><text:tab/><text:span text:style-name="T8">Has an owner (</text:span><text:span text:style-name="T29">it’s a registered</text:span><text:span text:style-name="T8"> user)</text:span></text:p>
      <text:p text:style-name="P4"><text:tab/><text:tab/><text:tab/><text:tab/><text:tab/>Has a main picture (for example building entrance)</text:p>
      <text:p text:style-name="P2"><text:tab/><text:tab/><text:tab/><text:tab/><text:tab/>Has contact details</text:p>
      <text:p text:style-name="P2"><text:tab/><text:tab/><text:tab/><text:tab/><text:tab/>Has Tags (for search <text:span text:style-name="T12">function, </text:span><text:span text:style-name="T41">country, city, keywords...)</text:span></text:p>
      <text:p text:style-name="P2"><text:tab/><text:tab/><text:tab/><text:tab/><text:tab/>Has links (to for example <text:span text:style-name="T9">to </text:span>YouTube)</text:p>
      <text:p text:style-name="P2"><text:tab/><text:tab/><text:tab/><text:tab/><text:tab/><text:span text:style-name="T19">Creates flyerz</text:span></text:p>
      <text:p text:style-name="P2"/>
      <text:p text:style-name="P2">Flyer<text:span text:style-name="T20">z</text:span><text:tab/><text:tab/><text:tab/><text:tab/><text:tab/>Belongs to <text:span text:style-name="T29">a</text:span>n entity</text:p>
      <text:p text:style-name="P2"><text:tab/><text:tab/><text:tab/><text:tab/><text:tab/>Has an address</text:p>
      <text:p text:style-name="P2"><text:tab/><text:tab/><text:tab/><text:tab/><text:tab/>Has a date</text:p>
      <text:p text:style-name="P2"><text:tab/><text:tab/><text:tab/><text:tab/><text:tab/>Has a price</text:p>
      <text:p text:style-name="P2"><text:tab/><text:tab/><text:tab/><text:tab/><text:tab/>is_public?</text:p>
      <text:p text:style-name="P2"><text:tab/><text:tab/><text:tab/><text:tab/><text:tab/><text:span text:style-name="T21">Has t</text:span>ags <text:span text:style-name="T29">(for search function)</text:span></text:p>
      <text:p text:style-name="P2"><text:tab/><text:tab/><text:tab/><text:tab/><text:tab/><text:span text:style-name="T29">Has a list of attendants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39:56.722799610</meta:creation-date>
    <dc:date>2024-11-22T14:51:08.403824238</dc:date>
    <meta:editing-duration>PT4H45M22S</meta:editing-duration>
    <meta:editing-cycles>58</meta:editing-cycles>
    <meta:generator>LibreOffice/7.4.7.2$Linux_X86_64 LibreOffice_project/40$Build-2</meta:generator>
    <meta:document-statistic meta:table-count="0" meta:image-count="0" meta:object-count="0" meta:page-count="1" meta:paragraph-count="47" meta:word-count="246" meta:character-count="1756" meta:non-whitespace-character-count="1392"/>
  </office:meta>
</office:document-meta>
</file>